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text-properties style:font-name="Calibri" fo:font-size="11pt" officeooo:rsid="0019a374" officeooo:paragraph-rsid="0019a374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alibri" fo:font-size="11pt" officeooo:rsid="001a1373" officeooo:paragraph-rsid="001a1373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 fo:font-size="11pt" officeooo:rsid="0019a374" officeooo:paragraph-rsid="0019a374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1f6191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fo:font-size="11pt" officeooo:rsid="0021996b" officeooo:paragraph-rsid="0021996b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23a8f1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Calibri" fo:font-size="11pt" officeooo:rsid="0023a8f1" officeooo:paragraph-rsid="0023a8f1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alibri" fo:font-size="11pt" fo:font-weight="bold" officeooo:rsid="0023a8f1" officeooo:paragraph-rsid="0023a8f1" style:font-weight-asian="bold" style:font-weight-complex="bold"/>
    </style:style>
    <style:style style:name="T1" style:family="text">
      <style:text-properties officeooo:rsid="001a1373"/>
    </style:style>
    <style:style style:name="T2" style:family="text">
      <style:text-properties officeooo:rsid="001acea9"/>
    </style:style>
    <style:style style:name="T3" style:family="text">
      <style:text-properties officeooo:rsid="001acea9" fo:background-color="#fff200" loext:char-shading-value="0"/>
    </style:style>
    <style:style style:name="T4" style:family="text">
      <style:text-properties officeooo:rsid="001cb7d8"/>
    </style:style>
    <style:style style:name="T5" style:family="text">
      <style:text-properties officeooo:rsid="001d7c0f"/>
    </style:style>
    <style:style style:name="T6" style:family="text">
      <style:text-properties officeooo:rsid="001f3bb7"/>
    </style:style>
    <style:style style:name="T7" style:family="text">
      <style:text-properties officeooo:rsid="001f6191"/>
    </style:style>
    <style:style style:name="T8" style:family="text">
      <style:text-properties officeooo:rsid="001f68cb"/>
    </style:style>
    <style:style style:name="T9" style:family="text">
      <style:text-properties officeooo:rsid="002079a5"/>
    </style:style>
    <style:style style:name="T10" style:family="text">
      <style:text-properties officeooo:rsid="0021996b"/>
    </style:style>
    <style:style style:name="T11" style:family="text">
      <style:text-properties officeooo:rsid="0023a8f1"/>
    </style:style>
    <style:style style:name="T12" style:family="text">
      <style:text-properties officeooo:rsid="002079a5" fo:background-color="#f58220" loext:char-shading-value="0"/>
    </style:style>
    <style:style style:name="T13" style:family="text">
      <style:text-properties fo:font-weight="normal" officeooo:rsid="002501c4" style:font-weight-asian="normal" style:font-weight-complex="normal"/>
    </style:style>
    <style:style style:name="T14" style:family="text">
      <style:text-properties fo:font-weight="normal" officeooo:rsid="0026614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tion and Motivation – What is the problem you are solving? Why is it important? (i.e. who will benefit if it is solved)</text:p>
      <text:p text:style-name="P4">Introduction</text:p>
      <text:p text:style-name="P4">Why</text:p>
      <text:p text:style-name="P4"/>
      <text:p text:style-name="P1"/>
      <text:p text:style-name="P1">2.Background and related work – Write here anything the reader needs to know in order to understand the rest of the thesis. Assume the reader knows general computer science but is not a specialist in the domain of your project. Also, write about work that others have done in this area (e.g. other attacks against IoT devices, application areas for smart contracts).</text:p>
      <text:p text:style-name="P5">What is Blockchain (Bitcoin)</text:p>
      <text:p text:style-name="P5"><text:tab/><text:span text:style-name="T1">History</text:span></text:p>
      <text:p text:style-name="P5"><text:tab/><text:span text:style-name="T2">bitcoin explained</text:span></text:p>
      <text:p text:style-name="P5">What is a smart Contract (Ethereum, dapps)</text:p>
      <text:p text:style-name="P5"><text:tab/><text:span text:style-name="T2">History</text:span></text:p>
      <text:p text:style-name="P5"><text:tab/><text:span text:style-name="T3">What is Ethereum</text:span></text:p>
      <text:p text:style-name="P5"><text:tab/><text:span text:style-name="T2">What are Smart Contracts</text:span></text:p>
      <text:p text:style-name="P5"><text:tab/><text:span text:style-name="T4">Why Not Bitcoin smart contracts</text:span></text:p>
      <text:p text:style-name="P5"><text:tab/><text:span text:style-name="T4">Why Ethereum smart contracts and Gas</text:span></text:p>
      <text:p text:style-name="P5">Current existing dapps</text:p>
      <text:p text:style-name="P5"><text:tab/><text:span text:style-name="T4">What is a Dapp</text:span></text:p>
      <text:p text:style-name="P5"><text:tab/><text:span text:style-name="T5">most common existing dapps</text:span></text:p>
      <text:p text:style-name="P5"><text:tab/><text:span text:style-name="T5">some examples</text:span></text:p>
      <text:p text:style-name="P2"/>
      <text:p text:style-name="P1">3.Design and Implementation – Describe the architecture, set up, topology, scenarios that you have done/used/implemented. Give enough details for the reader to understand what you have done in the project. You don’t need to include all your code/scripts, etc; only include the main functions/blocks/functionality. This is the main part of your thesis.</text:p>
      <text:p text:style-name="P3"><text:tab/><text:span text:style-name="T6">Initial plan</text:span></text:p>
      <text:p text:style-name="P3"><text:tab/><text:tab/><text:span text:style-name="T8">Development Tools</text:span></text:p>
      <text:p text:style-name="P3"><text:tab/><text:tab/><text:tab/><text:span text:style-name="T8">choice of blockchain </text:span></text:p>
      <text:p text:style-name="P3"><text:tab/><text:tab/><text:tab/><text:tab/><text:span text:style-name="T8">private vs public</text:span></text:p>
      <text:p text:style-name="P3"><text:tab/><text:tab/><text:tab/><text:tab/><text:span text:style-name="T8">Ethereum vs EOS</text:span></text:p>
      <text:p text:style-name="P3"><text:tab/><text:tab/><text:tab/><text:span text:style-name="T8">Frameworks and languages</text:span></text:p>
      <text:p text:style-name="P3"><text:tab/><text:tab/><text:tab/><text:tab/><text:span text:style-name="T8">Solidity</text:span></text:p>
      <text:p text:style-name="P7"><text:tab/><text:tab/><text:tab/><text:tab/>remix ide</text:p>
      <text:p text:style-name="P3"><text:tab/><text:tab/><text:tab/><text:tab/><text:span text:style-name="T8">Truffle</text:span></text:p>
      <text:p text:style-name="P3"><text:tab/><text:tab/><text:tab/><text:span text:style-name="T10">Interfacing with the Blockchain </text:span></text:p>
      <text:p text:style-name="P3"><text:tab/><text:tab/><text:tab/><text:tab/><text:span text:style-name="T9">infura</text:span></text:p>
      <text:p text:style-name="P9"><text:tab/><text:tab/><text:tab/><text:tab/><text:span text:style-name="T12">web3</text:span></text:p>
      <text:p text:style-name="P3"><text:tab/><text:tab/><text:span text:style-name="T8">design patterns</text:span></text:p>
      <text:p text:style-name="P3"/>
      <text:p text:style-name="P3"/>
      <text:p text:style-name="P3"/>
      <text:p text:style-name="P3"/>
      <text:p text:style-name="P3"><text:soft-page-break/><text:tab/><text:tab/><text:span text:style-name="T6">architecture</text:span></text:p>
      <text:p text:style-name="P3"><text:tab/><text:tab/><text:tab/><text:span text:style-name="T11">System Flow</text:span></text:p>
      <text:p text:style-name="P3"><text:tab/><text:tab/><text:tab/><text:span text:style-name="T11">Architecture: plan</text:span></text:p>
      <text:p text:style-name="P3"><text:tab/><text:tab/><text:tab/><text:tab/><text:span text:style-name="T11">planned UML + basic contract outlines</text:span></text:p>
      <text:p text:style-name="P3"><text:tab/><text:tab/><text:tab/><text:span text:style-name="T11">Architecture: challenges</text:span></text:p>
      <text:p text:style-name="P3"><text:tab/><text:tab/><text:tab/><text:tab/><text:span text:style-name="T11">high transaction times</text:span></text:p>
      <text:p text:style-name="P3"><text:tab/><text:tab/><text:tab/><text:tab/><text:span text:style-name="T11">privacy of data</text:span></text:p>
      <text:p text:style-name="P10"><text:tab/><text:tab/></text:p>
      <text:p text:style-name="P11">Implementation</text:p>
      <text:p text:style-name="P11"><text:tab/><text:span text:style-name="T13">overview of key contracts</text:span></text:p>
      <text:p text:style-name="P11"><text:tab/><text:tab/><text:span text:style-name="T13">Account creation</text:span></text:p>
      <text:p text:style-name="P11"><text:span text:style-name="T13"><text:tab/><text:tab/></text:span><text:span text:style-name="T14">Account contracts (General)</text:span></text:p>
      <text:p text:style-name="P11"><text:span text:style-name="T14"><text:tab/><text:tab/><text:tab/>Ownership</text:span></text:p>
      <text:p text:style-name="P11"><text:span text:style-name="T14"><text:tab/><text:tab/><text:tab/>generic information store</text:span></text:p>
      <text:p text:style-name="P11"><text:span text:style-name="T14"><text:tab/><text:tab/><text:tab/>Orders store</text:span></text:p>
      <text:p text:style-name="P11"><text:span text:style-name="T13"><text:tab/><text:tab/>Controller addition</text:span></text:p>
      <text:p text:style-name="P11"><text:span text:style-name="T13"><text:tab/><text:tab/>Migrations file</text:span></text:p>
      <text:p text:style-name="P11"><text:span text:style-name="T13"><text:tab/><text:tab/>account contracts</text:span></text:p>
      <text:p text:style-name="P11"><text:span text:style-name="T13"><text:tab/><text:tab/>Order contract</text:span></text:p>
      <text:p text:style-name="P11"><text:span text:style-name="T13"><text:tab/>overview of ui design</text:span></text:p>
      <text:p text:style-name="P11"><text:span text:style-name="T13"><text:tab/>in depth look at specific problems</text:span></text:p>
      <text:p text:style-name="P11"><text:span text:style-name="T13"><text:tab/></text:span></text:p>
      <text:p text:style-name="P11"><text:span text:style-name="T13"><text:tab/></text:span></text:p>
      <text:p text:style-name="P3"/>
      <text:p text:style-name="P3"/>
      <text:p text:style-name="P3"/>
      <text:p text:style-name="P3"><text:tab/><text:span text:style-name="T6">Current System</text:span></text:p>
      <text:p text:style-name="P3"><text:tab/><text:tab/><text:span text:style-name="T6">architecture</text:span></text:p>
      <text:p text:style-name="P3"><text:tab/><text:tab/><text:tab/><text:span text:style-name="T7">diagram</text:span></text:p>
      <text:p text:style-name="P3"><text:tab/><text:tab/><text:tab/><text:span text:style-name="T7">methods</text:span></text:p>
      <text:p text:style-name="P3"><text:tab/><text:tab/><text:span text:style-name="T6">design decisions</text:span></text:p>
      <text:p text:style-name="P3"><text:tab/><text:tab/><text:span text:style-name="T6">testing</text:span></text:p>
      <text:p text:style-name="P6"><text:tab/><text:tab/><text:span text:style-name="T7">example screenshots</text:span></text:p>
      <text:p text:style-name="P6"/>
      <text:p text:style-name="P6"/>
      <text:p text:style-name="P6"/>
      <text:p text:style-name="P6"><text:tab/></text:p>
      <text:p text:style-name="P3"><text:tab/><text:tab/></text:p>
      <text:p text:style-name="P3"><text:tab/></text:p>
      <text:p text:style-name="P3"/>
      <text:p text:style-name="P1">4.Evaluation and conclusions – Here you describe the results. E.g. what worked, what didn’t, your overall summary (of the suitability of Blockchain for your application, of the security of these IoT devices).</text:p>
      <text:p text:style-name="P1">5.Reflection – see the project handbook that the School provides you for this.</text:p>
      <text:p text:style-name="P1">Note that this structure is what makes sense to me – this is not compulsory for you. The important thing is to describe what you have done in your project. If you prefer a different structure, then that’s perfectly fine as well. Again, see the project handbook. It has some guidance about the dissertation structure.</text:p>
      <text:p text:style-name="Text_20_body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06:41.714144396</meta:creation-date>
    <dc:date>2019-05-01T19:53:03.794304444</dc:date>
    <meta:editing-duration>PT18H54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370" meta:character-count="2524" meta:non-whitespace-character-count="2085"/>
  </office:meta>
</office:document-meta>
</file>